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76319" officeooo:paragraph-rsid="00176319"/>
    </style:style>
    <style:style style:name="P2" style:family="paragraph" style:parent-style-name="Text_20_body">
      <style:text-properties officeooo:rsid="00176319" officeooo:paragraph-rsid="00178840"/>
    </style:style>
    <style:style style:name="P3" style:family="paragraph" style:parent-style-name="Title">
      <style:text-properties officeooo:rsid="00176319" officeooo:paragraph-rsid="00176319"/>
    </style:style>
    <style:style style:name="T1" style:family="text">
      <style:text-properties officeooo:rsid="001788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 resumen a mi album Premium</text:p>
      <text:p text:style-name="P1">Hola a todos mis seguidores, en lo que veran de mi <text:span text:style-name="T1">perfil</text:span> como compositor eh realizado algunos trabajos, también cabe aclarar que en mi album Premium me eh inspirado para realizar las canciones que eh compuesto con un interes enfocado mi novia pues ella y con todo lo que vivimos juntos, me ha <text:span text:style-name="T1">generado la inspiracion par</text:span>a crear este album <text:span text:style-name="T1">llamado Premium, </text:span>que con empeño eh compuesto, pues ella ha sido una gran fuente inspiracion <text:span text:style-name="T1">para mi</text:span>, los ritmos y las melodias son incluso <text:span text:style-name="T1">gracias a </text:span>algunos consejos <text:span text:style-name="T1">de ella y esto a </text:span>mejorado hasta terminar en el trabajo <text:span text:style-name="T1">publicado y que actualmente </text:span>lo que tengo publicado.</text:p>
      <text:p text:style-name="P2">Cada uno de los temas realizados tienen un momento <text:span text:style-name="T1">determinado</text:span>, <text:span text:style-name="T1">donde eh creado cada uno de los tracks que eh realizado pensado en diferentes sentimientos que deseaba transmitir a traves de mis beat’s lo cual como veras son pensadas en ser lo mas pegadizas posibles.</text:span></text:p>
      <text:p text:style-name="P2"><text:span text:style-name="T1"><text:s/></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0T01:06:06.501923998</dc:date>
    <meta:editing-duration>PT48M6S</meta:editing-duration>
    <meta:editing-cycles>1</meta:editing-cycles>
    <meta:document-statistic meta:table-count="0" meta:image-count="0" meta:object-count="0" meta:page-count="1" meta:paragraph-count="4" meta:word-count="158" meta:character-count="908" meta:non-whitespace-character-count="752"/>
    <meta:generator>LibreOffice/7.0.4.2$Linux_x86 LibreOffice_project/00$Build-2</meta:generator>
  </office:meta>
</office:document-meta>
</file>